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711cm"/>
    </style:style>
    <style:style style:name="co3" style:family="table-column">
      <style:table-column-properties fo:break-before="auto" style:column-width="2.928cm"/>
    </style:style>
    <style:style style:name="ro3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2">
          <table:table-cell office:value-type="string">
            <text:p>Documents</text:p>
          </table:table-cell>
          <table:table-cell office:value-type="string">
            <text:p>Type</text:p>
          </table:table-cell>
          <table:table-cell office:value-type="string">
            <text:p>Theme</text:p>
          </table:table-cell>
          <table:table-cell office:value-type="string">
            <text:p>ID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Peer-reviewed papers</text:p>
          </table:table-cell>
          <table:table-cell office:value-type="string">
            <text:p>Breast cancer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Web articles</text:p>
          </table:table-cell>
          <table:table-cell office:value-type="string">
            <text:p>Breast cancer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Peer-reviewed papers</text:p>
          </table:table-cell>
          <table:table-cell office:value-type="string">
            <text:p>Politics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Web articles</text:p>
          </table:table-cell>
          <table:table-cell office:value-type="string">
            <text:p>Politics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Peer-reviewed papers</text:p>
          </table:table-cell>
          <table:table-cell office:value-type="string">
            <text:p>ASR</text:p>
          </table:table-cell>
          <table:table-cell office:value-type="float" office:value="5">
            <text:p>5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28T22:28:59</meta:creation-date>
    <dc:date>2013-10-31T12:34:42</dc:date>
    <meta:editing-duration>PT2H34M2S</meta:editing-duration>
    <meta:editing-cycles>8</meta:editing-cycles>
    <meta:generator>LibreOffice/3.5$Linux_x86 LibreOffice_project/350m1$Build-2</meta:generator>
    <meta:document-statistic meta:table-count="3" meta:cell-count="24" meta:object-count="0"/>
  </office:meta>
</office:document-meta>
</file>